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>
      <style:text-properties style:font-name="Cambria"/>
    </style:style>
    <style:style style:name="P7" style:family="paragraph" style:parent-style-name="Text_20_body">
      <style:paragraph-properties fo:text-align="center" style:justify-single-word="false"/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T1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4" style:family="text">
      <style:text-properties style:font-name="Times New Roman" fo:font-size="14pt" fo:language="ru" fo:country="RU" fo:font-style="italic" fo:font-weight="normal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5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language="en" fo:country="US"/>
    </style:style>
    <style:style style:name="T10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13" style:family="text">
      <style:text-properties fo:font-size="14pt" fo:language="ru" fo:country="RU" fo:font-style="italic" fo:font-weight="normal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14" style:family="text">
      <style:text-properties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5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6" style:family="text">
      <style:text-properties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9cm" svg:height="0.66cm" draw:z-index="0"><draw:image xlink:href="../../odt/images/3043.png" xlink:type="simple" xlink:show="embed" xlink:actuate="onLoad"/></draw:frame></text:p>
          </table:table-cell>
          <table:table-cell table:style-name="Table1.B1" office:value-type="string">
            <text:h text:style-name="P5" text:outline-level="1">Переключающий контакт реле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6">| векторизован | <text:span text:style-name="T9">C-</text:span>код <text:span text:style-name="T9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17cm" svg:height="1.75cm" draw:z-index="1"><draw:image xlink:href="../../odt/images/3043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6">Реализует операцию <text:span text:style-name="T8">переключения</text:span> входных контактов в зависимости от значения на <text:span text:style-name="T8">управляющей обмотке реле:</text:span></text:p>
            <text:p text:style-name="P7"><draw:frame draw:style-name="fr3" draw:name="Объект1" text:anchor-type="as-char" svg:width="6.609cm" svg:height="1.393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6"><text:span text:style-name="T10">где </text:span><text:span text:style-name="T10"><draw:frame draw:style-name="fr3" draw:name="Объект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0"> – выходной сигнал блока, <text:s/></text:span><text:span text:style-name="T10"><draw:frame draw:style-name="fr3" draw:name="Объект3" text:anchor-type="as-char" svg:width="1.753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0">– значение (состояние) реле, <text:s/></text:span><text:span text:style-name="T10"><draw:frame draw:style-name="fr3" draw:name="Объект5" text:anchor-type="as-char" svg:width="2.693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0">– входные сигналы блока.</text:span></text:p>
            <text:p text:style-name="P6"><text:span text:style-name="T11">Для того чтобы посмотреть структуру алгоритма – нажмите правой кнопкой на блок и выберите пункт «Действия» </text:span><text:span text:style-name="T12">→</text:span><text:span text:style-name="T11"> «Войти в субмодель». Переключение контактов реализовано при помощи блока </text:span><text:span text:style-name="T13">Ключ-3</text:span><text:span text:style-name="T11">, передача сигнала</text:span><text:span text:style-name="T16"> </text:span><text:span text:style-name="T11">с управляющей обмотки реле реализуется при помощи блока </text:span><text:span text:style-name="T13">Из памяти</text:span><text:span text:style-name="T14">.</text:span></text:p>
            <text:p text:style-name="P6"><text:span text:style-name="T15">Свойства</text:span>:</text:p>
            <text:list xml:id="list950308682590779866" text:style-name="L1">
              <text:list-item>
                <text:p text:style-name="P8">Имя реле – имя, по которому определяется управляющее воздействие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ереключающий контакт реле</dc:title>
    <dc:date>2014-12-01T18:49:47.26</dc:date>
    <meta:generator>OpenOffice/4.1.1$Win32 OpenOffice.org_project/411m6$Build-9775</meta:generator>
    <meta:editing-duration>PT2H22M26S</meta:editing-duration>
    <meta:editing-cycles>125</meta:editing-cycles>
    <meta:document-statistic meta:table-count="1" meta:image-count="2" meta:object-count="4" meta:page-count="1" meta:paragraph-count="12" meta:word-count="88" meta:character-count="610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u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sub>
                      <mi>x</mi>
                      <mi mathvariant="italic">relai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sub>
                      <mi>u</mi>
                      <mn>2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sub>
                      <mi>x</mi>
                      <mi mathvariant="italic">relai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u_1(t), ~ если x_relais(t)=0; #
alignl u_2(t), ~ если x_relais(t)=1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x</mi>
        <mi mathvariant="italic">relais</mi>
      </msub>
      <mrow>
        <mo stretchy="false">(</mo>
        <mrow>
          <mi>t</mi>
        </mrow>
        <mo stretchy="false">)</mo>
      </mrow>
    </mrow>
    <annotation encoding="StarMath 5.0">x_relais(t)</annotation>
  </semantics>
</math>
</file>

<file path=Object 4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